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60.82mm"/>
    </style:style>
    <style:style style:name="co6" style:family="table-column">
      <style:table-column-properties fo:break-before="auto" style:column-width="26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4mm"/>
    </style:style>
    <style:style style:name="co9" style:family="table-column">
      <style:table-column-properties fo:break-before="auto" style:column-width="45.88mm"/>
    </style:style>
    <style:style style:name="co10" style:family="table-column">
      <style:table-column-properties fo:break-before="auto" style:column-width="55.02mm"/>
    </style:style>
    <style:style style:name="co11" style:family="table-column">
      <style:table-column-properties fo:break-before="auto" style:column-width="78.23mm"/>
    </style:style>
    <style:style style:name="co12" style:family="table-column">
      <style:table-column-properties fo:break-before="auto" style:column-width="134.0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49" calcext:value-type="float">
            <text:p>0.4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49" calcext:value-type="float">
            <text:p>0.4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98" calcext:value-type="float">
            <text:p>0.9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95" calcext:value-type="float">
            <text:p>1.9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3.9" calcext:value-type="float">
            <text:p>3.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7.8" calcext:value-type="float">
            <text:p>7.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5.6" calcext:value-type="float">
            <text:p>15.6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49" calcext:value-type="float">
            <text:p>0.4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49" calcext:value-type="float">
            <text:p>0.4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98" calcext:value-type="float">
            <text:p>0.9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95" calcext:value-type="float">
            <text:p>1.9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3.9" calcext:value-type="float">
            <text:p>3.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7.8" calcext:value-type="float">
            <text:p>7.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5.6" calcext:value-type="float">
            <text:p>15.6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49" calcext:value-type="float">
            <text:p>0.4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49" calcext:value-type="float">
            <text:p>0.4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98" calcext:value-type="float">
            <text:p>0.9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95" calcext:value-type="float">
            <text:p>1.9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3.9" calcext:value-type="float">
            <text:p>3.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7.8" calcext:value-type="float">
            <text:p>7.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5.6" calcext:value-type="float">
            <text:p>15.6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49" calcext:value-type="float">
            <text:p>0.4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49" calcext:value-type="float">
            <text:p>0.4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0.98" calcext:value-type="float">
            <text:p>0.9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.95" calcext:value-type="float">
            <text:p>1.95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3.9" calcext:value-type="float">
            <text:p>3.9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7.8" calcext:value-type="float">
            <text:p>7.8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МС</text:p>
          </table:table-cell>
          <table:table-cell table:style-name="ce5" office:value-type="float" office:value="15.6" calcext:value-type="float">
            <text:p>15.6</text:p>
          </table:table-cell>
          <table:table-cell table:style-name="ce3" office:value-type="string" calcext:value-type="string">
            <text:p>36 Копеек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7" calcext:value-type="float">
            <text:p>4.7</text:p>
          </table:table-cell>
          <table:table-cell table:style-name="ce6" office:value-type="string" calcext:value-type="string">
            <text:p>24.08.18</text:p>
          </table:table-cell>
          <table:table-cell office:value-type="string" calcext:value-type="string">
            <text:p>10 дней</text:p>
          </table:table-cell>
          <table:table-cell table:style-name="ce6" office:value-type="string" calcext:value-type="string">
            <text:p>18.08.18</text:p>
          </table:table-cell>
          <table:table-cell table:style-name="ce6" office:value-type="string" calcext:value-type="string">
            <text:p>27.08.18</text:p>
          </table:table-cell>
          <table:table-cell table:style-name="ce3" office:value-type="string" calcext:value-type="string">
            <text:p>Все идеально</text:p>
          </table:table-cell>
        </table:table-row>
        <table:table-row table:style-name="ro2">
          <table:table-cell table:number-columns-repeated="7"/>
          <table:table-cell table:style-name="ce6"/>
          <table:table-cell table:number-columns-repeated="4"/>
        </table:table-row>
        <table:table-row table:style-name="ro2" table:number-rows-repeated="10485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15:27:47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8S</meta:editing-duration>
    <meta:editing-cycles>3</meta:editing-cycles>
    <meta:generator>LibreOffice/5.2.7.2$Windows_x86 LibreOffice_project/2b7f1e640c46ceb28adf43ee075a6e8b8439ed10</meta:generator>
    <dc:date>2018-08-27T15:30:30.224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